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56" table:default-cell-style-name="Excel_20_Built-in_20_Normal"/>
        <table:table-row table:style-name="ro1">
          <table:table-cell office:value-type="float" office:value="24">
            <text:p>24</text:p>
          </table:table-cell>
          <table:table-cell office:value-type="float" office:value="20978545">
            <text:p>20978545</text:p>
          </table:table-cell>
          <table:table-cell office:value-type="string">
            <text:p>Behr</text:p>
          </table:table-cell>
          <table:table-cell office:value-type="string">
            <text:p>Merle</text:p>
          </table:table-cell>
          <table:table-cell table:number-columns-repeated="25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969316">
            <text:p>20969316</text:p>
          </table:table-cell>
          <table:table-cell office:value-type="string">
            <text:p>Berens</text:p>
          </table:table-cell>
          <table:table-cell office:value-type="string">
            <text:p>Florian</text:p>
          </table:table-cell>
          <table:table-cell table:number-columns-repeated="25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0968099">
            <text:p>20968099</text:p>
          </table:table-cell>
          <table:table-cell office:value-type="string">
            <text:p>Bever</text:p>
          </table:table-cell>
          <table:table-cell office:value-type="string">
            <text:p>Kerstin Juliane</text:p>
          </table:table-cell>
          <table:table-cell table:number-columns-repeated="25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0970604">
            <text:p>20970604</text:p>
          </table:table-cell>
          <table:table-cell office:value-type="string">
            <text:p>Brandt</text:p>
          </table:table-cell>
          <table:table-cell office:value-type="string">
            <text:p>Felix</text:p>
          </table:table-cell>
          <table:table-cell table:number-columns-repeated="25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0979254">
            <text:p>20979254</text:p>
          </table:table-cell>
          <table:table-cell office:value-type="string">
            <text:p>Cirkel</text:p>
          </table:table-cell>
          <table:table-cell office:value-type="string">
            <text:p>Jasper Ole</text:p>
          </table:table-cell>
          <table:table-cell table:number-columns-repeated="25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963706">
            <text:p>20963706</text:p>
          </table:table-cell>
          <table:table-cell office:value-type="string">
            <text:p>Dehning</text:p>
          </table:table-cell>
          <table:table-cell office:value-type="string">
            <text:p>Inga</text:p>
          </table:table-cell>
          <table:table-cell table:number-columns-repeated="25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723131">
            <text:p>20723131</text:p>
          </table:table-cell>
          <table:table-cell office:value-type="string">
            <text:p>Dietert</text:p>
          </table:table-cell>
          <table:table-cell office:value-type="string">
            <text:p>Jens</text:p>
          </table:table-cell>
          <table:table-cell table:number-columns-repeated="25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965378">
            <text:p>20965378</text:p>
          </table:table-cell>
          <table:table-cell office:value-type="string">
            <text:p>Dogan</text:p>
          </table:table-cell>
          <table:table-cell office:value-type="string">
            <text:p>Leyla</text:p>
          </table:table-cell>
          <table:table-cell table:number-columns-repeated="25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0979679">
            <text:p>20979679</text:p>
          </table:table-cell>
          <table:table-cell office:value-type="string">
            <text:p>Driebe</text:p>
          </table:table-cell>
          <table:table-cell office:value-type="string">
            <text:p>Thomas</text:p>
          </table:table-cell>
          <table:table-cell table:number-columns-repeated="25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711928">
            <text:p>20711928</text:p>
          </table:table-cell>
          <table:table-cell office:value-type="string">
            <text:p>Dzialo</text:p>
          </table:table-cell>
          <table:table-cell office:value-type="string">
            <text:p>Maria</text:p>
          </table:table-cell>
          <table:table-cell table:number-columns-repeated="25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0965431">
            <text:p>20965431</text:p>
          </table:table-cell>
          <table:table-cell office:value-type="string">
            <text:p>Eicke</text:p>
          </table:table-cell>
          <table:table-cell office:value-type="string">
            <text:p>Nicole</text:p>
          </table:table-cell>
          <table:table-cell table:number-columns-repeated="25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962580">
            <text:p>20962580</text:p>
          </table:table-cell>
          <table:table-cell office:value-type="string">
            <text:p>Eickschen</text:p>
          </table:table-cell>
          <table:table-cell office:value-type="string">
            <text:p>Holger</text:p>
          </table:table-cell>
          <table:table-cell table:number-columns-repeated="25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978608">
            <text:p>20978608</text:p>
          </table:table-cell>
          <table:table-cell office:value-type="string">
            <text:p>Fetzer</text:p>
          </table:table-cell>
          <table:table-cell office:value-type="string">
            <text:p>Daniel</text:p>
          </table:table-cell>
          <table:table-cell table:number-columns-repeated="25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978242">
            <text:p>20978242</text:p>
          </table:table-cell>
          <table:table-cell office:value-type="string">
            <text:p>Fiene</text:p>
          </table:table-cell>
          <table:table-cell office:value-type="string">
            <text:p>Daniel</text:p>
          </table:table-cell>
          <table:table-cell table:number-columns-repeated="25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724740">
            <text:p>20724740</text:p>
          </table:table-cell>
          <table:table-cell office:value-type="string">
            <text:p>Galda</text:p>
          </table:table-cell>
          <table:table-cell office:value-type="string">
            <text:p>Helge</text:p>
          </table:table-cell>
          <table:table-cell table:number-columns-repeated="25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851325">
            <text:p>20851325</text:p>
          </table:table-cell>
          <table:table-cell office:value-type="string">
            <text:p>Gelin</text:p>
          </table:table-cell>
          <table:table-cell office:value-type="string">
            <text:p>Franziska</text:p>
          </table:table-cell>
          <table:table-cell table:number-columns-repeated="25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0979084">
            <text:p>20979084</text:p>
          </table:table-cell>
          <table:table-cell office:value-type="string">
            <text:p>Görges</text:p>
          </table:table-cell>
          <table:table-cell office:value-type="string">
            <text:p>Stefanie</text:p>
          </table:table-cell>
          <table:table-cell table:number-columns-repeated="25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677323">
            <text:p>20677323</text:p>
          </table:table-cell>
          <table:table-cell office:value-type="string">
            <text:p>Grote</text:p>
          </table:table-cell>
          <table:table-cell office:value-type="string">
            <text:p>Julia</text:p>
          </table:table-cell>
          <table:table-cell table:number-columns-repeated="25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978316">
            <text:p>20978316</text:p>
          </table:table-cell>
          <table:table-cell office:value-type="string">
            <text:p>Groth</text:p>
          </table:table-cell>
          <table:table-cell office:value-type="string">
            <text:p>Thorsten</text:p>
          </table:table-cell>
          <table:table-cell table:number-columns-repeated="25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0965060">
            <text:p>20965060</text:p>
          </table:table-cell>
          <table:table-cell office:value-type="string">
            <text:p>Haack</text:p>
          </table:table-cell>
          <table:table-cell office:value-type="string">
            <text:p>Franziska</text:p>
          </table:table-cell>
          <table:table-cell table:number-columns-repeated="25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968402">
            <text:p>20968402</text:p>
          </table:table-cell>
          <table:table-cell office:value-type="string">
            <text:p>Haas</text:p>
          </table:table-cell>
          <table:table-cell office:value-type="string">
            <text:p>Mareike</text:p>
          </table:table-cell>
          <table:table-cell table:number-columns-repeated="25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961228">
            <text:p>20961228</text:p>
          </table:table-cell>
          <table:table-cell office:value-type="string">
            <text:p>Hachmeister</text:p>
          </table:table-cell>
          <table:table-cell office:value-type="string">
            <text:p>Alexander</text:p>
          </table:table-cell>
          <table:table-cell table:number-columns-repeated="25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979980">
            <text:p>20979980</text:p>
          </table:table-cell>
          <table:table-cell office:value-type="string">
            <text:p>Hemme</text:p>
          </table:table-cell>
          <table:table-cell office:value-type="string">
            <text:p>Johannes</text:p>
          </table:table-cell>
          <table:table-cell table:number-columns-repeated="25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0724041">
            <text:p>20724041</text:p>
          </table:table-cell>
          <table:table-cell office:value-type="string">
            <text:p>Hildebrandt</text:p>
          </table:table-cell>
          <table:table-cell office:value-type="string">
            <text:p>Jonas</text:p>
          </table:table-cell>
          <table:table-cell table:number-columns-repeated="25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963732">
            <text:p>20963732</text:p>
          </table:table-cell>
          <table:table-cell office:value-type="string">
            <text:p>Huchting</text:p>
          </table:table-cell>
          <table:table-cell office:value-type="string">
            <text:p>Luisa</text:p>
          </table:table-cell>
          <table:table-cell table:number-columns-repeated="25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970386">
            <text:p>20970386</text:p>
          </table:table-cell>
          <table:table-cell office:value-type="string">
            <text:p>Keiper</text:p>
          </table:table-cell>
          <table:table-cell office:value-type="string">
            <text:p>Sebastian</text:p>
          </table:table-cell>
          <table:table-cell table:number-columns-repeated="25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700382">
            <text:p>10700382</text:p>
          </table:table-cell>
          <table:table-cell office:value-type="string">
            <text:p>Kowalik</text:p>
          </table:table-cell>
          <table:table-cell office:value-type="string">
            <text:p>Jonathan</text:p>
          </table:table-cell>
          <table:table-cell table:number-columns-repeated="25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965542">
            <text:p>20965542</text:p>
          </table:table-cell>
          <table:table-cell office:value-type="string">
            <text:p>Lange</text:p>
          </table:table-cell>
          <table:table-cell office:value-type="string">
            <text:p>Theresa</text:p>
          </table:table-cell>
          <table:table-cell table:number-columns-repeated="25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979233">
            <text:p>20979233</text:p>
          </table:table-cell>
          <table:table-cell office:value-type="string">
            <text:p>Lebert</text:p>
          </table:table-cell>
          <table:table-cell office:value-type="string">
            <text:p>Jan</text:p>
          </table:table-cell>
          <table:table-cell table:number-columns-repeated="25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844571">
            <text:p>20844571</text:p>
          </table:table-cell>
          <table:table-cell office:value-type="string">
            <text:p>Meinke</text:p>
          </table:table-cell>
          <table:table-cell office:value-type="string">
            <text:p>Julia</text:p>
          </table:table-cell>
          <table:table-cell table:number-columns-repeated="25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979097">
            <text:p>20979097</text:p>
          </table:table-cell>
          <table:table-cell office:value-type="string">
            <text:p>Mende</text:p>
          </table:table-cell>
          <table:table-cell office:value-type="string">
            <text:p>Torben</text:p>
          </table:table-cell>
          <table:table-cell table:number-columns-repeated="25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850638">
            <text:p>20850638</text:p>
          </table:table-cell>
          <table:table-cell office:value-type="string">
            <text:p>Modde</text:p>
          </table:table-cell>
          <table:table-cell office:value-type="string">
            <text:p>Katharina</text:p>
          </table:table-cell>
          <table:table-cell table:number-columns-repeated="25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979472">
            <text:p>20979472</text:p>
          </table:table-cell>
          <table:table-cell office:value-type="string">
            <text:p>Müller</text:p>
          </table:table-cell>
          <table:table-cell office:value-type="string">
            <text:p>Marius</text:p>
          </table:table-cell>
          <table:table-cell table:number-columns-repeated="25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978447">
            <text:p>20978447</text:p>
          </table:table-cell>
          <table:table-cell office:value-type="string">
            <text:p>Müller</text:p>
          </table:table-cell>
          <table:table-cell office:value-type="string">
            <text:p>Martin</text:p>
          </table:table-cell>
          <table:table-cell table:number-columns-repeated="25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850101">
            <text:p>20850101</text:p>
          </table:table-cell>
          <table:table-cell office:value-type="string">
            <text:p>Muetze</text:p>
          </table:table-cell>
          <table:table-cell office:value-type="string">
            <text:p>Tobias</text:p>
          </table:table-cell>
          <table:table-cell table:number-columns-repeated="25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67882">
            <text:p>20967882</text:p>
          </table:table-cell>
          <table:table-cell office:value-type="string">
            <text:p>Rekate</text:p>
          </table:table-cell>
          <table:table-cell office:value-type="string">
            <text:p>Laura</text:p>
          </table:table-cell>
          <table:table-cell table:number-columns-repeated="25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969207">
            <text:p>20969207</text:p>
          </table:table-cell>
          <table:table-cell office:value-type="string">
            <text:p>Richter</text:p>
          </table:table-cell>
          <table:table-cell office:value-type="string">
            <text:p>Ina</text:p>
          </table:table-cell>
          <table:table-cell table:number-columns-repeated="25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966091">
            <text:p>20966091</text:p>
          </table:table-cell>
          <table:table-cell office:value-type="string">
            <text:p>Ruß</text:p>
          </table:table-cell>
          <table:table-cell office:value-type="string">
            <text:p>Nicholas</text:p>
          </table:table-cell>
          <table:table-cell table:number-columns-repeated="25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968002">
            <text:p>20968002</text:p>
          </table:table-cell>
          <table:table-cell office:value-type="string">
            <text:p>Schnitter</text:p>
          </table:table-cell>
          <table:table-cell office:value-type="string">
            <text:p>Friederike</text:p>
          </table:table-cell>
          <table:table-cell table:number-columns-repeated="25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849881">
            <text:p>20849881</text:p>
          </table:table-cell>
          <table:table-cell office:value-type="string">
            <text:p>Schulte</text:p>
          </table:table-cell>
          <table:table-cell office:value-type="string">
            <text:p>Simon</text:p>
          </table:table-cell>
          <table:table-cell table:number-columns-repeated="25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979060">
            <text:p>20979060</text:p>
          </table:table-cell>
          <table:table-cell office:value-type="string">
            <text:p>Seemann</text:p>
          </table:table-cell>
          <table:table-cell office:value-type="string">
            <text:p>Philipp</text:p>
          </table:table-cell>
          <table:table-cell table:number-columns-repeated="25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723769">
            <text:p>20723769</text:p>
          </table:table-cell>
          <table:table-cell office:value-type="string">
            <text:p>Seibel</text:p>
          </table:table-cell>
          <table:table-cell office:value-type="string">
            <text:p>Elena</text:p>
          </table:table-cell>
          <table:table-cell table:number-columns-repeated="25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841538">
            <text:p>20841538</text:p>
          </table:table-cell>
          <table:table-cell office:value-type="string">
            <text:p>Wege</text:p>
          </table:table-cell>
          <table:table-cell office:value-type="string">
            <text:p>Sarah-Elena</text:p>
          </table:table-cell>
          <table:table-cell table:number-columns-repeated="25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0978295">
            <text:p>20978295</text:p>
          </table:table-cell>
          <table:table-cell office:value-type="string">
            <text:p>Weißer</text:p>
          </table:table-cell>
          <table:table-cell office:value-type="string">
            <text:p>Christoph Johannes</text:p>
          </table:table-cell>
          <table:table-cell table:number-columns-repeated="25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978215">
            <text:p>20978215</text:p>
          </table:table-cell>
          <table:table-cell office:value-type="string">
            <text:p>Wilhelm</text:p>
          </table:table-cell>
          <table:table-cell office:value-type="string">
            <text:p>Susanne</text:p>
          </table:table-cell>
          <table:table-cell table:number-columns-repeated="25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963720">
            <text:p>20963720</text:p>
          </table:table-cell>
          <table:table-cell office:value-type="string">
            <text:p>Wolpers</text:p>
          </table:table-cell>
          <table:table-cell office:value-type="string">
            <text:p>Sabine</text:p>
          </table:table-cell>
          <table:table-cell table:number-columns-repeated="25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724042">
            <text:p>20724042</text:p>
          </table:table-cell>
          <table:table-cell office:value-type="string">
            <text:p>Wusterack</text:p>
          </table:table-cell>
          <table:table-cell office:value-type="string">
            <text:p>Martin</text:p>
          </table:table-cell>
          <table:table-cell table:number-columns-repeated="25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0850046">
            <text:p>20850046</text:p>
          </table:table-cell>
          <table:table-cell office:value-type="string">
            <text:p>Wuttke</text:p>
          </table:table-cell>
          <table:table-cell office:value-type="string">
            <text:p>Axel</text:p>
          </table:table-cell>
          <table:table-cell table:number-columns-repeated="25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0962011">
            <text:p>20962011</text:p>
          </table:table-cell>
          <table:table-cell office:value-type="string">
            <text:p>Yilmaz</text:p>
          </table:table-cell>
          <table:table-cell office:value-type="string">
            <text:p>Hacer</text:p>
          </table:table-cell>
          <table:table-cell table:number-columns-repeated="25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978243">
            <text:p>20978243</text:p>
          </table:table-cell>
          <table:table-cell office:value-type="string">
            <text:p>Zimoch</text:p>
          </table:table-cell>
          <table:table-cell office:value-type="string">
            <text:p>Mathias</text:p>
          </table:table-cell>
          <table:table-cell table:number-columns-repeated="252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2" table:print="false">
        <office:forms form:automatic-focus="false" form:apply-design-mode="false"/>
        <table:table-column table:style-name="co1" table:number-columns-repeated="256" table:default-cell-style-name="Excel_20_Built-in_20_Normal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3" table:style-name="ta3" table:print="false">
        <office:forms form:automatic-focus="false" form:apply-design-mode="false"/>
        <table:table-column table:style-name="co1" table:number-columns-repeated="256" table:default-cell-style-name="Excel_20_Built-in_20_Normal"/>
        <table:table-row table:style-name="ro1" table:number-rows-repeated="6553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5000" number:language="de" number:country="DE">
      <number:number number:min-integer-digits="1"/>
    </number:number-style>
    <number:number-style style:name="N5106P0" style:volatile="true" number:language="de" number:country="DE">
      <number:number number:decimal-places="0" number:min-integer-digits="1" number:grouping="true"/>
      <number:text> €</number:text>
    </number:number-style>
    <number:number-style style:name="N5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2" number:min-integer-digits="1" number:grouping="true"/>
      <number:text> €</number:text>
    </number:number-style>
    <number:number-style style:name="N5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de" number:country="DE">
      <number:number number:decimal-places="2" number:min-integer-digits="1" number:grouping="true"/>
      <number:text> €</number:text>
    </number:number-style>
    <number:number-style style:name="N5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DE">
      <number:day number:style="long"/>
      <number:text>. </number:text>
      <number:month number:textual="true"/>
    </number:date-style>
    <number:date-style style:name="N5112" number:language="de" number:country="DE">
      <number:month number:textual="true"/>
      <number:text> </number:text>
      <number:year/>
    </number:date-style>
    <number:time-style style:name="N5113" number:language="de" number:country="DE">
      <number:hours/>
      <number:text>:</number:text>
      <number:minutes number:style="long"/>
      <number:text> </number:text>
      <number:am-pm/>
    </number:time-style>
    <number:time-style style:name="N5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0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de" number:country="DE">
      <number:text> -    </number:text>
    </number:number-style>
    <number:text-style style:name="N5120" number:language="de" number:country="D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de" number:country="DE">
      <number:text> - € </number:text>
    </number:number-style>
    <number:text-style style:name="N5121" number:language="de" number:country="D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22" number:language="de" number:country="D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23" number:language="de" number:country="D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DE">
      <number:minutes number:style="long"/>
      <number:text>:</number:text>
      <number:seconds number:style="long"/>
    </number:time-style>
    <number:time-style style:name="N5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DE">
      <number:minutes number:style="long"/>
      <number:text>:</number:text>
      <number:seconds number:style="long" number:decimal-places="1"/>
    </number:time-style>
    <number:number-style style:name="N5127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.03.2010</text:date>, <text:time>18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print-date>2010-03-01T13:35:28</meta:print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200"/>
  </office:meta>
</office:document-meta>
</file>